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21">
      <style:graphic-properties style:vertical-pos="middl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6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4">
      <style:graphic-properties style:vertical-pos="middl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9">
      <style:graphic-properties draw:fill="none" draw:stroke="solid" svg:stroke-width="0.01389in" svg:stroke-color="#000000" draw:marker-end="a388" svg:stroke-opacity="100%" draw:stroke-linejoin="miter" svg:stroke-linecap="butt"/>
    </style:style>
    <style:style style:family="paragraph" style:name="a410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2">
      <style:graphic-properties style:vertical-pos="middl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7">
      <style:graphic-properties draw:fill="none" draw:stroke="solid" svg:stroke-width="0.01389in" svg:stroke-color="#000000" draw:marker-end="a416" svg:stroke-opacity="100%" draw:stroke-linejoin="miter" svg:stroke-linecap="but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3">
      <style:graphic-properties style:vertical-pos="middle"/>
    </style:style>
    <style:style style:family="graphic" style:name="a390">
      <style:graphic-properties style:vertical-pos="middl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8">
      <style:graphic-properties draw:fill="none" draw:stroke="solid" svg:stroke-width="0.01389in" svg:stroke-color="#000000" draw:marker-end="a407" svg:stroke-opacity="100%" draw:stroke-linejoin="miter" svg:stroke-linecap="butt"/>
    </style:style>
    <style:style style:family="graphic" style:name="a395">
      <style:graphic-properties draw:fill="none" draw:stroke="solid" svg:stroke-width="0.01389in" svg:stroke-color="#000000" draw:marker-end="a394" svg:stroke-opacity="100%" draw:stroke-linejoin="miter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9">
      <style:graphic-properties style:vertical-pos="middl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4.17508in" svg:y="2.93243in" svg:width="4.37222in" svg:height="0.97337in" draw:id="id63" draw:style-name="a383" draw:name="Rectangl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8326in" svg:y="3.10155in" svg:width="0.63514in" svg:height="0.63514in" draw:id="id64" draw:style-name="a387" draw:name="Oval 5">
          <svg:title/>
          <svg:desc/>
          <text:p text:style-name="a386" text:class-names="" text:cond-style-name=""><draw:frame draw:style-name="a384" text:anchor-type="as-char" svg:x="1174.03451in" svg:y="0in" svg:width="0.31632in" svg:height="0.3in" style:rel-width="scale" style:rel-height="scale"><draw:object xlink:href="Object 1/" xlink:type="simple" xlink:show="embed" xlink:actuate="onLoad"/></draw:frame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8184in" svg:y1="3.41912in" draw:start-shape="id64" draw:start-glue-point="1" svg:x2="4.80856in" svg:y2="3.41912in" draw:end-shape="id65" draw:end-glue-point="3" draw:id="id66" draw:style-name="a389" draw:name="Straight Arrow Connector 8">
          <svg:title/>
          <svg:desc/>
        </draw:connector>
        <draw:custom-shape svg:x="4.80856in" svg:y="3.10155in" svg:width="0.63514in" svg:height="0.63514in" draw:id="id65" draw:style-name="a393" draw:name="Oval 11">
          <svg:title/>
          <svg:desc/>
          <text:p text:style-name="a392" text:class-names="" text:cond-style-name=""><draw:frame draw:style-name="a390" text:anchor-type="as-char" svg:x="1174.02326in" svg:y="0in" svg:width="0.33889in" svg:height="0.3in" style:rel-width="scale" style:rel-height="scale"><draw:object xlink:href="Object 2/" xlink:type="simple" xlink:show="embed" xlink:actuate="onLoad"/></draw:frame><text:span text:style-name="a3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7.24325in" svg:y1="3.41912in" svg:x2="5.4437in" svg:y2="3.41912in" draw:id="id67" draw:style-name="a395" draw:name="Straight Arrow Connector 12">
          <svg:title/>
          <svg:desc/>
        </draw:connector>
        <draw:custom-shape svg:x="7.24325in" svg:y="3.34817in" svg:width="0.14189in" svg:height="0.14189in" draw:id="id68" draw:style-name="a398" draw:name="Oval 23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69" draw:style-name="a402" draw:name="TextBox 25" svg:x="7.39805in" svg:y="3.19444in" svg:width="0.36197in" svg:height="0.40391in">
          <draw:text-box>
            <text:p text:style-name="a401" text:class-names="" text:cond-style-name=""><draw:frame draw:style-name="a399" text:anchor-type="as-char" svg:x="1174.05194in" svg:y="0in" svg:width="0.28153in" svg:height="0.3in" style:rel-width="scale" style:rel-height="scale"><draw:object xlink:href="Object 3/" xlink:type="simple" xlink:show="embed" xlink:actuate="onLoad"/></draw:frame><text:span text:style-name="a400" text:class-names=""/></text:p>
          </draw:text-box>
          <svg:title/>
          <svg:desc/>
        </draw:frame>
        <draw:frame draw:id="id70" draw:style-name="a406" draw:name="TextBox 26" svg:x="8.18533in" svg:y="3.5019in" svg:width="0.36197in" svg:height="0.40391in">
          <draw:text-box>
            <text:p text:style-name="a405" text:class-names="" text:cond-style-name=""><draw:frame draw:style-name="a403" text:anchor-type="as-char" svg:x="1174.08375in" svg:y="0in" svg:width="0.21785in" svg:height="0.3in" style:rel-width="scale" style:rel-height="scale"><draw:object xlink:href="Object 4/" xlink:type="simple" xlink:show="embed" xlink:actuate="onLoad"/></draw:frame><text:span text:style-name="a404" text:class-names=""/></text:p>
          </draw:text-box>
          <svg:title/>
          <svg:desc/>
        </draw:frame>
        <draw:connector draw:type="line" svg:x1="5.12147in" svg:y1="2.67709in" svg:x2="5.12147in" svg:y2="3.10156in" draw:id="id71" draw:style-name="a408" draw:name="Straight Arrow Connector 28">
          <svg:title/>
          <svg:desc/>
        </draw:connector>
        <draw:custom-shape svg:x="5.05052in" svg:y="2.5352in" svg:width="0.14189in" svg:height="0.14189in" draw:id="id72" draw:style-name="a411" draw:name="Oval 29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3" draw:style-name="a415" draw:name="TextBox 34" svg:x="5.17793in" svg:y="2.36974in" svg:width="0.35119in" svg:height="0.40391in">
          <draw:text-box>
            <text:p text:style-name="a414" text:class-names="" text:cond-style-name=""><draw:frame draw:style-name="a412" text:anchor-type="as-char" svg:x="1174.08201in" svg:y="0in" svg:width="0.22139in" svg:height="0.3in" style:rel-width="scale" style:rel-height="scale"><draw:object xlink:href="Object 5/" xlink:type="simple" xlink:show="embed" xlink:actuate="onLoad"/></draw:frame><text:span text:style-name="a413" text:class-names=""/></text:p>
          </draw:text-box>
          <svg:title/>
          <svg:desc/>
        </draw:frame>
        <draw:connector draw:type="line" svg:x1="3.49386in" svg:y1="2.67709in" svg:x2="3.49386in" svg:y2="3.10156in" draw:id="id74" draw:style-name="a417" draw:name="Straight Arrow Connector 35">
          <svg:title/>
          <svg:desc/>
        </draw:connector>
        <draw:custom-shape svg:x="3.42292in" svg:y="2.5352in" svg:width="0.14189in" svg:height="0.14189in" draw:id="id75" draw:style-name="a420" draw:name="Oval 36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6" draw:style-name="a424" draw:name="TextBox 37" svg:x="3.52114in" svg:y="2.36974in" svg:width="0.65395in" svg:height="0.40391in">
          <draw:text-box>
            <text:p text:style-name="a423" text:class-names="" text:cond-style-name=""><draw:frame draw:style-name="a421" text:anchor-type="as-char" svg:x="1173.97056in" svg:y="0in" svg:width="0.44424in" svg:height="0.3in" style:rel-width="scale" style:rel-height="scale"><draw:object xlink:href="Object 6/" xlink:type="simple" xlink:show="embed" xlink:actuate="onLoad"/></draw:frame><text:span text:style-name="a422" text:class-names=""/></text:p>
          </draw:text-box>
          <svg:title/>
          <svg:desc/>
        </draw:frame>
      </draw:page>
      <draw:page draw:name="Slide2" draw:style-name="a425" draw:master-page-name="Master1-Layout1-title-Title-Slide" presentation:presentation-page-layout-name="Master1-PPL1" draw:id="Slide-257">
        <draw:frame draw:id="id77" draw:style-name="a426" draw:name="Graphic 2" svg:x="0in" svg:y="1.39583in" svg:width="10.85185in" svg:height="6.10417in" style:rel-width="scale" style:rel-height="scale">
          <draw:image xlink:href="media/image1.sv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3in" svg:width="10in" svg:height="1.81077in"/>
      <presentation:placeholder presentation:object="date-time" svg:x="0.91667in" svg:y="6.9514in" svg:width="3in" svg:height="0.3993in"/>
      <presentation:placeholder presentation:object="footer" svg:x="4.41667in" svg:y="6.9514in" svg:width="4.5in" svg:height="0.3993in"/>
      <presentation:placeholder presentation:object="page-number" svg:x="9.41667in" svg:y="6.9514in" svg:width="3in" svg:height="0.3993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4in" svg:width="3in" svg:height="0.3993in"/>
      <presentation:placeholder presentation:object="footer" svg:x="4.41667in" svg:y="6.9514in" svg:width="4.5in" svg:height="0.3993in"/>
      <presentation:placeholder presentation:object="page-number" svg:x="9.41667in" svg:y="6.9514in" svg:width="3in" svg:height="0.3993in"/>
    </style:presentation-page-layout>
    <style:presentation-page-layout style:name="Master1-PPL3" style:display-name="Section Header">
      <presentation:placeholder presentation:object="title" svg:x="0.90972in" svg:y="1.8698in" svg:width="11.5in" svg:height="3.11979in"/>
      <presentation:placeholder presentation:object="outline" svg:x="0.90972in" svg:y="5.0191in" svg:width="11.5in" svg:height="1.64063in"/>
      <presentation:placeholder presentation:object="date-time" svg:x="0.91667in" svg:y="6.9514in" svg:width="3in" svg:height="0.3993in"/>
      <presentation:placeholder presentation:object="footer" svg:x="4.41667in" svg:y="6.9514in" svg:width="4.5in" svg:height="0.3993in"/>
      <presentation:placeholder presentation:object="page-number" svg:x="9.41667in" svg:y="6.9514in" svg:width="3in" svg:height="0.3993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001in" svg:y="1.99653in" svg:width="5.66667in" svg:height="4.75868in"/>
      <presentation:placeholder presentation:object="date-time" svg:x="0.91667in" svg:y="6.9514in" svg:width="3in" svg:height="0.3993in"/>
      <presentation:placeholder presentation:object="footer" svg:x="4.41667in" svg:y="6.9514in" svg:width="4.5in" svg:height="0.3993in"/>
      <presentation:placeholder presentation:object="page-number" svg:x="9.41667in" svg:y="6.9514in" svg:width="3in" svg:height="0.3993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1in" svg:y="1.83855in" svg:width="5.64063in" svg:height="0.90104in"/>
      <presentation:placeholder presentation:object="object" svg:x="0.91841in" svg:y="2.73958in" svg:width="5.64063in" svg:height="4.02951in"/>
      <presentation:placeholder presentation:object="outline" svg:x="6.75001in" svg:y="1.83855in" svg:width="5.6684in" svg:height="0.90104in"/>
      <presentation:placeholder presentation:object="object" svg:x="6.75001in" svg:y="2.73958in" svg:width="5.6684in" svg:height="4.02951in"/>
      <presentation:placeholder presentation:object="date-time" svg:x="0.91667in" svg:y="6.9514in" svg:width="3in" svg:height="0.3993in"/>
      <presentation:placeholder presentation:object="footer" svg:x="4.41667in" svg:y="6.9514in" svg:width="4.5in" svg:height="0.3993in"/>
      <presentation:placeholder presentation:object="page-number" svg:x="9.41667in" svg:y="6.9514in" svg:width="3in" svg:height="0.3993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4in" svg:width="3in" svg:height="0.3993in"/>
      <presentation:placeholder presentation:object="footer" svg:x="4.41667in" svg:y="6.9514in" svg:width="4.5in" svg:height="0.3993in"/>
      <presentation:placeholder presentation:object="page-number" svg:x="9.41667in" svg:y="6.9514in" svg:width="3in" svg:height="0.3993in"/>
    </style:presentation-page-layout>
    <style:presentation-page-layout style:name="Master1-PPL7" style:display-name="Blank">
      <presentation:placeholder presentation:object="date-time" svg:x="0.91667in" svg:y="6.9514in" svg:width="3in" svg:height="0.3993in"/>
      <presentation:placeholder presentation:object="footer" svg:x="4.41667in" svg:y="6.9514in" svg:width="4.5in" svg:height="0.3993in"/>
      <presentation:placeholder presentation:object="page-number" svg:x="9.41667in" svg:y="6.9514in" svg:width="3in" svg:height="0.3993in"/>
    </style:presentation-page-layout>
    <style:presentation-page-layout style:name="Master1-PPL8" style:display-name="Content with Caption">
      <presentation:placeholder presentation:object="title" svg:x="0.91841in" svg:y="0.5in" svg:width="4.30035in" svg:height="1.75in"/>
      <presentation:placeholder presentation:object="object" svg:x="5.6684in" svg:y="1.07986in" svg:width="6.75in" svg:height="5.32986in"/>
      <presentation:placeholder presentation:object="outline" svg:x="0.91841in" svg:y="2.25in" svg:width="4.30035in" svg:height="4.1684in"/>
      <presentation:placeholder presentation:object="date-time" svg:x="0.91667in" svg:y="6.9514in" svg:width="3in" svg:height="0.3993in"/>
      <presentation:placeholder presentation:object="footer" svg:x="4.41667in" svg:y="6.9514in" svg:width="4.5in" svg:height="0.3993in"/>
      <presentation:placeholder presentation:object="page-number" svg:x="9.41667in" svg:y="6.9514in" svg:width="3in" svg:height="0.3993in"/>
    </style:presentation-page-layout>
    <style:presentation-page-layout style:name="Master1-PPL9" style:display-name="Picture with Caption">
      <presentation:placeholder presentation:object="title" svg:x="0.91841in" svg:y="0.5in" svg:width="4.30035in" svg:height="1.75in"/>
      <presentation:placeholder presentation:object="graphic" svg:x="5.6684in" svg:y="1.07986in" svg:width="6.75in" svg:height="5.32986in"/>
      <presentation:placeholder presentation:object="outline" svg:x="0.91841in" svg:y="2.25in" svg:width="4.30035in" svg:height="4.1684in"/>
      <presentation:placeholder presentation:object="date-time" svg:x="0.91667in" svg:y="6.9514in" svg:width="3in" svg:height="0.3993in"/>
      <presentation:placeholder presentation:object="footer" svg:x="4.41667in" svg:y="6.9514in" svg:width="4.5in" svg:height="0.3993in"/>
      <presentation:placeholder presentation:object="page-number" svg:x="9.41667in" svg:y="6.9514in" svg:width="3in" svg:height="0.3993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4in" svg:width="3in" svg:height="0.3993in"/>
      <presentation:placeholder presentation:object="footer" svg:x="4.41667in" svg:y="6.9514in" svg:width="4.5in" svg:height="0.3993in"/>
      <presentation:placeholder presentation:object="page-number" svg:x="9.41667in" svg:y="6.9514in" svg:width="3in" svg:height="0.3993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4in" svg:width="3in" svg:height="0.3993in"/>
      <presentation:placeholder presentation:object="footer" svg:x="4.41667in" svg:y="6.9514in" svg:width="4.5in" svg:height="0.3993in"/>
      <presentation:placeholder presentation:object="page-number" svg:x="9.41667in" svg:y="6.9514in" svg:width="3in" svg:height="0.399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07" svg:viewBox="0 0 20 30" svg:d="m10 0-10 30h20z"/>
    <draw:marker draw:name="a388" svg:viewBox="0 0 20 30" svg:d="m10 0-10 30h20z"/>
    <draw:marker draw:name="a394" svg:viewBox="0 0 20 30" svg:d="m10 0-10 30h20z"/>
    <draw:marker draw:name="a41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99994in" fo:margin-left="0in" fo:margin-right="0in" fo:text-indent="0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99994in" fo:margin-left="1.7499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0.99994in" fo:margin-left="2.2498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99994in" fo:margin-left="1.7499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0.99994in" fo:margin-left="0in" fo:margin-right="0in" fo:text-indent="0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99994in" fo:margin-left="2.2498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917in" style:font-size-asian="0.38917in" style:font-size-complex="0.3891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0.99994in" fo:margin-left="0.24999in" fo:margin-right="0in" fo:text-indent="-0.24999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917in" style:font-size-asian="0.38917in" style:font-size-complex="0.3891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0.99994in" fo:margin-left="0.24999in" fo:margin-right="0in" fo:text-indent="-0.24999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0.99994in" fo:margin-left="0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0.99994in" fo:margin-left="0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92in" style:font-size-asian="0.27792in" style:font-size-complex="0.2779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92in" style:font-size-asian="0.27792in" style:font-size-complex="0.2779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0.99994in" fo:margin-left="1.24992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0.99994in" fo:margin-left="1.24992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0.99994in" fo:margin-left="1.7499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0.99994in" fo:margin-left="2.2498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92in" style:font-size-asian="0.27792in" style:font-size-complex="0.2779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99994in" fo:margin-left="1.24992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99994in" fo:margin-left="1.7499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99994in" fo:margin-left="2.2498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72in" style:font-size-asian="0.44472in" style:font-size-complex="0.44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72in" style:font-size-asian="0.44472in" style:font-size-complex="0.444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72in" style:font-size-asian="0.44472in" style:font-size-complex="0.44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99994in" fo:margin-left="0.24999in" fo:margin-right="0in" fo:text-indent="-0.24999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917in" style:font-size-asian="0.38917in" style:font-size-complex="0.3891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99994in" fo:margin-left="0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917in" style:font-size-asian="0.38917in" style:font-size-complex="0.3891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99994in" fo:margin-left="0.24999in" fo:margin-right="0in" fo:text-indent="-0.24999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292in" style:font-size-asian="0.83292in" style:font-size-complex="0.8329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99994in" fo:margin-left="0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292in" style:font-size-asian="0.83292in" style:font-size-complex="0.8329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99994in" fo:margin-left="1.24992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92in" style:font-size-asian="0.27792in" style:font-size-complex="0.2779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99994in" fo:margin-left="1.7499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92in" style:font-size-asian="0.27792in" style:font-size-complex="0.2779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92in" style:font-size-asian="0.27792in" style:font-size-complex="0.2779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92in" style:font-size-asian="0.27792in" style:font-size-complex="0.2779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99994in" fo:margin-left="1.24992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99994in" fo:margin-left="2.2498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99994in" fo:margin-left="1.7499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99994in" fo:margin-left="0in" fo:margin-right="0in" fo:text-indent="0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99994in" fo:margin-left="2.2498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36in" style:font-size-asian="0.22236in" style:font-size-complex="0.2223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99994in" fo:margin-left="0in" fo:margin-right="0in" fo:text-indent="0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917in" style:font-size-asian="0.38917in" style:font-size-complex="0.3891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99994in" fo:margin-left="0.24999in" fo:margin-right="0in" fo:text-indent="-0.24999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99994in" fo:margin-left="0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92in" style:font-size-asian="0.27792in" style:font-size-complex="0.2779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99994in" fo:margin-left="1.24992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0.99994in" fo:margin-left="1.7499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72in" style:font-size-asian="0.44472in" style:font-size-complex="0.44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917in" style:font-size-asian="0.38917in" style:font-size-complex="0.3891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99994in" fo:margin-left="0.24999in" fo:margin-right="0in" fo:text-indent="-0.24999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99994in" fo:margin-left="2.2498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0.99994in" fo:margin-left="0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92in" style:font-size-asian="0.27792in" style:font-size-complex="0.2779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99994in" fo:margin-left="1.24992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72in" style:font-size-asian="0.44472in" style:font-size-complex="0.444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72in" style:font-size-asian="0.44472in" style:font-size-complex="0.444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0.99994in" fo:margin-left="0in" fo:margin-right="0in" fo:text-indent="0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36in" style:font-size-asian="0.22236in" style:font-size-complex="0.2223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0.99994in" fo:margin-left="0in" fo:margin-right="0in" fo:text-indent="0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99994in" fo:margin-left="1.7499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99994in" fo:margin-left="2.2498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917in" style:font-size-asian="0.38917in" style:font-size-complex="0.3891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0.99994in" fo:margin-left="0.24999in" fo:margin-right="0in" fo:text-indent="-0.24999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0.99994in" fo:margin-left="0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92in" style:font-size-asian="0.27792in" style:font-size-complex="0.2779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0.99994in" fo:margin-left="1.24992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0.99994in" fo:margin-left="0in" fo:margin-right="0in" fo:text-indent="0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0.99994in" fo:margin-left="1.7499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53in" style:font-size-asian="0.61153in" style:font-size-complex="0.61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917in" style:font-size-asian="0.38917in" style:font-size-complex="0.3891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99994in" fo:margin-left="0.24999in" fo:margin-right="0in" fo:text-indent="-0.24999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99994in" fo:margin-left="0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917in" style:font-size-asian="0.38917in" style:font-size-complex="0.3891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99994in" fo:margin-left="0.24999in" fo:margin-right="0in" fo:text-indent="-0.24999in" fo:margin-top="0.1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972in" style:font-size-asian="0.24972in" style:font-size-complex="0.24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0.99994in" fo:margin-left="2.24987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292in" style:font-size-asian="0.83292in" style:font-size-complex="0.8329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0.99994in" fo:margin-left="0.74996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292in" style:font-size-asian="0.83292in" style:font-size-complex="0.8329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0.999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92in" style:font-size-asian="0.27792in" style:font-size-complex="0.2779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81in" style:font-size-asian="0.16681in" style:font-size-complex="0.166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0.99994in" fo:margin-left="1.24992in" fo:margin-right="0in" fo:text-indent="-0.2499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47in" style:font-size-asian="0.33347in" style:font-size-complex="0.333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9998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7in"/>
      </text:list-level-style-number>
      <text:list-level-style-number text:level="3" style:num-format="">
        <style:list-level-properties text:space-before="0.99994in"/>
      </text:list-level-style-number>
      <text:list-level-style-number text:level="4" style:num-format="">
        <style:list-level-properties text:space-before="1.49991in"/>
      </text:list-level-style-number>
      <text:list-level-style-number text:level="5" style:num-format="">
        <style:list-level-properties text:space-before="1.99988in"/>
      </text:list-level-style-number>
      <text:list-level-style-number text:level="6" style:num-format="">
        <style:list-level-properties text:space-before="2.49985in"/>
      </text:list-level-style-number>
      <text:list-level-style-number text:level="7" style:num-format="">
        <style:list-level-properties text:space-before="2.99982in"/>
      </text:list-level-style-number>
      <text:list-level-style-number text:level="8" style:num-format="">
        <style:list-level-properties text:space-before="3.49979in"/>
      </text:list-level-style-number>
      <text:list-level-style-number text:level="9" style:num-format="">
        <style:list-level-properties text:space-before="3.99976in"/>
      </text:list-level-style-number>
    </text:list-style>
    <text:list-style style:name="a71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7in"/>
      </text:list-level-style-number>
      <text:list-level-style-number text:level="3" style:num-format="">
        <style:list-level-properties text:space-before="0.99994in"/>
      </text:list-level-style-number>
      <text:list-level-style-number text:level="4" style:num-format="">
        <style:list-level-properties text:space-before="1.49991in"/>
      </text:list-level-style-number>
      <text:list-level-style-number text:level="5" style:num-format="">
        <style:list-level-properties text:space-before="1.99988in"/>
      </text:list-level-style-number>
      <text:list-level-style-number text:level="6" style:num-format="">
        <style:list-level-properties text:space-before="2.49985in"/>
      </text:list-level-style-number>
      <text:list-level-style-number text:level="7" style:num-format="">
        <style:list-level-properties text:space-before="2.99982in"/>
      </text:list-level-style-number>
      <text:list-level-style-number text:level="8" style:num-format="">
        <style:list-level-properties text:space-before="3.49979in"/>
      </text:list-level-style-number>
      <text:list-level-style-number text:level="9" style:num-format="">
        <style:list-level-properties text:space-before="3.99976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7in"/>
      </text:list-level-style-number>
      <text:list-level-style-number text:level="3" style:num-format="">
        <style:list-level-properties text:space-before="0.99994in"/>
      </text:list-level-style-number>
      <text:list-level-style-number text:level="4" style:num-format="">
        <style:list-level-properties text:space-before="1.49991in"/>
      </text:list-level-style-number>
      <text:list-level-style-number text:level="5" style:num-format="">
        <style:list-level-properties text:space-before="1.99988in"/>
      </text:list-level-style-number>
      <text:list-level-style-number text:level="6" style:num-format="">
        <style:list-level-properties text:space-before="2.49985in"/>
      </text:list-level-style-number>
      <text:list-level-style-number text:level="7" style:num-format="">
        <style:list-level-properties text:space-before="2.99982in"/>
      </text:list-level-style-number>
      <text:list-level-style-number text:level="8" style:num-format="">
        <style:list-level-properties text:space-before="3.49979in"/>
      </text:list-level-style-number>
      <text:list-level-style-number text:level="9" style:num-format="">
        <style:list-level-properties text:space-before="3.99976in"/>
      </text:list-level-style-number>
    </text:list-style>
    <text:list-style style:name="a10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7in"/>
      </text:list-level-style-number>
      <text:list-level-style-number text:level="3" style:num-format="">
        <style:list-level-properties text:space-before="0.99994in"/>
      </text:list-level-style-number>
      <text:list-level-style-number text:level="4" style:num-format="">
        <style:list-level-properties text:space-before="1.49991in"/>
      </text:list-level-style-number>
      <text:list-level-style-number text:level="5" style:num-format="">
        <style:list-level-properties text:space-before="1.99988in"/>
      </text:list-level-style-number>
      <text:list-level-style-number text:level="6" style:num-format="">
        <style:list-level-properties text:space-before="2.49985in"/>
      </text:list-level-style-number>
      <text:list-level-style-number text:level="7" style:num-format="">
        <style:list-level-properties text:space-before="2.99982in"/>
      </text:list-level-style-number>
      <text:list-level-style-number text:level="8" style:num-format="">
        <style:list-level-properties text:space-before="3.49979in"/>
      </text:list-level-style-number>
      <text:list-level-style-number text:level="9" style:num-format="">
        <style:list-level-properties text:space-before="3.99976in"/>
      </text:list-level-style-number>
    </text:list-style>
    <text:list-style style:name="a140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7in"/>
      </text:list-level-style-number>
      <text:list-level-style-number text:level="3" style:num-format="">
        <style:list-level-properties text:space-before="0.99994in"/>
      </text:list-level-style-number>
      <text:list-level-style-number text:level="4" style:num-format="">
        <style:list-level-properties text:space-before="1.49991in"/>
      </text:list-level-style-number>
      <text:list-level-style-number text:level="5" style:num-format="">
        <style:list-level-properties text:space-before="1.99988in"/>
      </text:list-level-style-number>
      <text:list-level-style-number text:level="6" style:num-format="">
        <style:list-level-properties text:space-before="2.49985in"/>
      </text:list-level-style-number>
      <text:list-level-style-number text:level="7" style:num-format="">
        <style:list-level-properties text:space-before="2.99982in"/>
      </text:list-level-style-number>
      <text:list-level-style-number text:level="8" style:num-format="">
        <style:list-level-properties text:space-before="3.49979in"/>
      </text:list-level-style-number>
      <text:list-level-style-number text:level="9" style:num-format="">
        <style:list-level-properties text:space-before="3.99976in"/>
      </text:list-level-style-number>
    </text:list-style>
    <text:list-style style:name="a120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4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4in" text:min-label-width="0.24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1in" text:min-label-width="0.24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8in" text:min-label-width="0.24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985in" text:min-label-width="0.24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982in" text:min-label-width="0.24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979in" text:min-label-width="0.24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976in" text:min-label-width="0.24999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4in" svg:width="3in" svg:height="0.3993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4in" svg:width="4.5in" svg:height="0.3993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4in" svg:width="3in" svg:height="0.3993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3in" svg:width="10in" svg:height="1.8107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4in" svg:width="3in" svg:height="0.3993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4in" svg:width="4.5in" svg:height="0.3993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4in" svg:width="3in" svg:height="0.3993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4in" svg:width="3in" svg:height="0.3993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4in" svg:width="4.5in" svg:height="0.3993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4in" svg:width="3in" svg:height="0.3993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8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3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4in" svg:width="3in" svg:height="0.3993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4in" svg:width="4.5in" svg:height="0.3993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4in" svg:width="3in" svg:height="0.3993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001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4in" svg:width="3in" svg:height="0.3993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4in" svg:width="4.5in" svg:height="0.3993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4in" svg:width="3in" svg:height="0.3993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1in" svg:y="1.83855in" svg:width="5.64063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1in" svg:y="2.73958in" svg:width="5.64063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001in" svg:y="1.83855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001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4in" svg:width="3in" svg:height="0.3993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4in" svg:width="4.5in" svg:height="0.3993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4in" svg:width="3in" svg:height="0.3993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4in" svg:width="3in" svg:height="0.3993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4in" svg:width="4.5in" svg:height="0.3993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4in" svg:width="3in" svg:height="0.3993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4in" svg:width="3in" svg:height="0.3993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4in" svg:width="4.5in" svg:height="0.3993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4in" svg:width="3in" svg:height="0.3993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1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1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4in" svg:width="3in" svg:height="0.3993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4in" svg:width="4.5in" svg:height="0.3993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4in" svg:width="3in" svg:height="0.3993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1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1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4in" svg:width="3in" svg:height="0.3993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4in" svg:width="4.5in" svg:height="0.3993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4in" svg:width="3in" svg:height="0.3993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4in" svg:width="3in" svg:height="0.3993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4in" svg:width="4.5in" svg:height="0.3993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4in" svg:width="3in" svg:height="0.3993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4in" svg:width="3in" svg:height="0.3993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4in" svg:width="4.5in" svg:height="0.3993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4in" svg:width="3in" svg:height="0.3993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nnis Zeller</meta:initial-creator>
    <dc:creator>Jannis Zeller</dc:creator>
    <meta:creation-date>2022-10-12T15:44:51Z</meta:creation-date>
    <dc:date>2022-10-12T16:05:25Z</dc:date>
    <meta:template xlink:href="Office%20Theme" xlink:type="simple"/>
    <meta:editing-cycles>1</meta:editing-cycles>
    <meta:editing-duration>PT0S</meta:editing-duration>
    <meta:document-statistic meta:paragraph-count="6" meta:word-count="10"/>
  </office:meta>
</office:document-meta>
</file>

<file path=Object 1/content.xml><?xml version="1.0" encoding="utf-8"?>
<mml:math xmlns:mml="http://www.w3.org/1998/Math/MathML" display="block">
  <mml:mo> </mml:mo>
  <mml:mi>w</mml:mi>
</mml:math>
</file>

<file path=Object 2/content.xml><?xml version="1.0" encoding="utf-8"?>
<mml:math xmlns:mml="http://www.w3.org/1998/Math/MathML" display="block">
  <mml:mo> </mml:mo>
  <mml:msub>
    <mml:mi>y</mml:mi>
    <mml:mi>i</mml:mi>
  </mml:msub>
</mml:math>
</file>

<file path=Object 3/content.xml><?xml version="1.0" encoding="utf-8"?>
<mml:math xmlns:mml="http://www.w3.org/1998/Math/MathML" display="block">
  <mml:msub>
    <mml:mi>x</mml:mi>
    <mml:mi>i</mml:mi>
  </mml:msub>
</mml:math>
</file>

<file path=Object 4/content.xml><?xml version="1.0" encoding="utf-8"?>
<mml:math xmlns:mml="http://www.w3.org/1998/Math/MathML" display="block">
  <mml:mi>n</mml:mi>
</mml:math>
</file>

<file path=Object 5/content.xml><?xml version="1.0" encoding="utf-8"?>
<mml:math xmlns:mml="http://www.w3.org/1998/Math/MathML" display="block">
  <mml:mi>𝜎</mml:mi>
</mml:math>
</file>

<file path=Object 6/content.xml><?xml version="1.0" encoding="utf-8"?>
<mml:math xmlns:mml="http://www.w3.org/1998/Math/MathML" display="block">
  <mml:mi>𝜇</mml:mi>
  <mml:mo>,</mml:mo>
  <mml:mo> </mml:mo>
  <mml:mi mathvariant="normal">Σ</mml:mi>
</mml:math>
</file>